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D0000013EF0706DE0.jpg" manifest:media-type="image/jpeg"/>
  <manifest:file-entry manifest:full-path="Pictures/100000000000019200000192A250D7F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</style:style>
    <style:style style:name="P16" style:family="paragraph" style:parent-style-name="Text_20_body">
      <style:paragraph-properties fo:line-height="100%" fo:text-align="center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weight="bold" style:font-weight-asian="bold" style:font-weight-complex="bold"/>
    </style:style>
    <style:style style:name="P17" style:family="paragraph" style:parent-style-name="Text_20_body" style:master-page-name="Standard">
      <style:paragraph-properties fo:line-height="100%" fo:text-align="center" style:justify-single-word="false" style:page-number="auto" fo:break-before="pag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weight="bold" style:font-weight-asian="bold" style:font-weight-complex="bold"/>
    </style:style>
    <style:style style:name="P18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Text_20_body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1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2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23" style:family="paragraph" style:parent-style-name="Text_20_body" style:list-style-name="L1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T7" style:family="text">
      <style:text-properties fo:font-variant="normal" fo:text-transform="none"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xamen final M7 UF1: “Configuració de la xarxa: DHCP”.</text:p>
      <text:p text:style-name="P16">Total punts: <text:s/>/ 58 punts</text:p>
      <text:p text:style-name="P16">Nota: <text:line-break/></text:p>
      <text:p text:style-name="P13"><text:span text:style-name="T4">Exercici 1.</text:span> Explica, amb les teves paraules, per què serveix el protocol DHCP <text:span text:style-name="T5">(1 punt).</text:span></text:p>
      <text:p text:style-name="P18"/>
      <text:p text:style-name="P18"/>
      <text:p text:style-name="P18"/>
      <text:p text:style-name="P18"/>
      <text:p text:style-name="P13"><text:span text:style-name="T4">Exercici 2. </text:span><text:span text:style-name="T8">Quin protocol de la capa de transport fa servir el protocol DHCP ? </text:span><text:span text:style-name="T5">(1 punt).</text:span></text:p>
      <text:p text:style-name="P19"/>
      <text:p text:style-name="P13"><text:span text:style-name="T9">Exercici 3</text:span><text:span text:style-name="T8">. Quin és el protocol amb el qual un ordinador aconsegueix resoldre quin ordinador és el que té assignada una adreça de xarxa ? </text:span><text:span text:style-name="T5">(1 punt).</text:span></text:p>
      <text:p text:style-name="P19"/>
      <text:p text:style-name="P13"><text:span text:style-name="T9">Exercici 4</text:span><text:span text:style-name="T8">. He modificat un fitxer de configuració del servidor de DHCP en el servidor OpenSuse però ha aparegut un missatge que diu “job failed”. On podria trobar pistes per solucionar l'error ? </text:span><text:span text:style-name="T5">(1 punt).</text:span></text:p>
      <text:p text:style-name="P18"/>
      <text:p text:style-name="P18"/>
      <text:p text:style-name="P13"><text:span text:style-name="T4">Exercici 5.</text:span> Amb quina comanda el teu ordinador amb Microsoft Windows demanarà una altra adreça de xarxa al servidor de DHCP, per tal de renovar-la? <text:span text:style-name="T5">(1 punt).</text:span></text:p>
      <text:p text:style-name="P13"/>
      <text:p text:style-name="P13"/>
      <text:p text:style-name="P13"><text:span text:style-name="T4">Exercici 6</text:span>. Tramet una captura de pantalla en el Moodle on es vegi un programa que estigui “capturant” paquets de tipus DHCP <text:span text:style-name="T5">(3 punt).</text:span></text:p>
      <text:p text:style-name="P13"/>
      <text:p text:style-name="P13"><text:span text:style-name="T4">Exercici 7</text:span>. Tramet una captura de pantalla on es vegi un programa que realitzi un atac de DHCP Starvation a la nostra xarxa. Podries explicar amb les teves paraules en què consisteix aquest atac ? <text:span text:style-name="T5">(4 punts).</text:span></text:p>
      <text:p text:style-name="P13"><text:span text:style-name="T5"/></text:p>
      <text:p text:style-name="P19"><text:span text:style-name="T4">Exercici 8</text:span>. Quant de temps tindràs concedida la teva ip en el teu ordinador ? Com ho has sabut ? <text:span text:style-name="T5">(2 punts)</text:span></text:p>
      <text:p text:style-name="P13"/>
      <text:p text:style-name="P13"/>
      <text:p text:style-name="P13"/>
      <text:p text:style-name="P13"/>
      <text:p text:style-name="P14"><text:span text:style-name="T4">Exercici 9</text:span>. Indica, per a cadascuna de les adreces de xarxa i màscares següents, quina és: l'adreça de xarxa, l'adreça de broadcast i la primera i la darrera adreça que podrien ser vàlides per a establir en una xarxa d'ordinadors. </text:p>
      <text:p text:style-name="P20">Indica totes les operacions que hagis realitzat.</text:p>
      <text:p text:style-name="P20"/>
      <text:p text:style-name="P21">172.16.12.10 / 255.255.255.128 (4 punts)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>172.71.13.160 / 28 (4 punts)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10.3.25.190/30 (4 punts).</text:p>
      <text:p text:style-name="P21"/>
      <text:p text:style-name="P21"/>
      <text:p text:style-name="P21"/>
      <text:p text:style-name="P21"/>
      <text:p text:style-name="P13"/>
      <text:p text:style-name="P13"><text:span text:style-name="T4">Exercici 10</text:span>. Implementa l'esquema següent emprant màquines virtuals del Virtual Box.</text:p>
      <text:list xml:id="list16131268272" text:style-name="L1">
        <text:list-item>
          <text:list>
            <text:list-item>
              <text:p text:style-name="P23">Màquina amb Windows XP: Un adaptador de xarxa (red interna).</text:p>
            </text:list-item>
            <text:list-item>
              <text:p text:style-name="P23">Màquina amb OpenSuse Servidor: Un adaptador de xarxa (red interna).</text:p>
            </text:list-item>
            <text:list-item>
              <text:p text:style-name="P23">Màquina amb OpenSuse client: Un adaptador de xarxa (red interna).</text:p>
            </text:list-item>
          </text:list>
        </text:list-item>
      </text:list>
      <text:p text:style-name="P13"/>
      <text:p text:style-name="P15"><text:span text:style-name="T6">La màquina amb el Windows XP és qui ha d'actuar com a servidor de DHCP. Ha de servir adreces del tipus 172.16.12.10 - <text:s/>172.16.12.20 a les altres dues . Màscara: 255.255.255.0 . Servidor DNS: 8.8.8.8. </text:span><text:span text:style-name="T7">(10 punts).</text:span></text:p>
      <text:p text:style-name="P15"><text:span text:style-name="T6"><text:line-break/></text:span><text:span text:style-name="T7">Avisa al professor quan ho tinguis llest per tal que et puntuï la pràctica.</text:span></text:p>
      <text:p text:style-name="P13"/>
      <text:p text:style-name="P13"><text:span text:style-name="T4">Exercici 11</text:span>. Implementa l'esquema següent emprant màquines virtuals del Virtual Box.</text:p>
      <text:list xml:id="list1675730784" text:continue-numbering="true" text:style-name="L1">
        <text:list-item>
          <text:list>
            <text:list-item>
              <text:p text:style-name="P23">Màquina amb Windows XP: Un adaptador de xarxa (red interna).</text:p>
            </text:list-item>
            <text:list-item>
              <text:p text:style-name="P23">Màquina amb OpenSuse Servidor: Un adaptador de xarxa (red interna).</text:p>
            </text:list-item>
          </text:list>
        </text:list-item>
      </text:list>
      <text:p text:style-name="P13"/>
      <text:p text:style-name="P13">La màquina amb l'OpenSuse és qui ha d'actuar com a servidor de DHCP. Ha de servir adreces del tipus 172.17.13.111 - <text:s/>172.17.13.150.</text:p>
      <text:p text:style-name="P15"><text:span text:style-name="T6">Aconsegueix que la màquina amb el Windows XP se li atorgui l'adreça de xarxa 172.17.13.143 </text:span><text:span text:style-name="T7">(12 punts).</text:span></text:p>
      <text:p text:style-name="P13"/>
      <text:p text:style-name="P21">Avisa al professor quan ho tinguis llest per tal que et puntuï la pràctica.</text:p>
      <text:p text:style-name="P13"/>
      <text:p text:style-name="P13"/>
      <text:p text:style-name="P13"><text:span text:style-name="T4">Exercici 12</text:span>. Implementa, amb el Packet Tracer una xarxa “similar” a la que estem utilitzant en aquesta aula (obviant el tema del wifi). </text:p>
      <text:p text:style-name="P13">Una vegada ho tinguis, afegeix un ordinador que actuï com a “Rogue DHCP server” i que intenti redirigir el tràfic cap a ell mateix <text:span text:style-name="T5">(10 punts (5 + 5 )).</text:span></text:p>
      <text:p text:style-name="P21"/>
      <text:p text:style-name="P24"><text:span text:style-name="T10">Tramet al Moodle el fitxer que hagis gener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3.969cm" style:rel-column-width="15288*"/>
    </style:style>
    <style:style style:name="Taula2.B" style:family="table-column">
      <style:table-column-properties style:column-width="11.525cm" style:rel-column-width="44396*"/>
    </style:style>
    <style:style style:name="Taula2.C" style:family="table-column">
      <style:table-column-properties style:column-width="1.519cm" style:rel-column-width="5851*"/>
    </style:style>
    <style:style style:name="Taula2.1" style:family="table-row">
      <style:table-row-properties style:min-row-height="2.143cm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1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065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 table:style-name="Taula2.1">
            <table:table-cell table:style-name="Taula2.A1" office:value-type="string">
              <text:p text:style-name="MP1"><draw:frame draw:style-name="Mfr1" draw:name="Imatges2" text:anchor-type="as-char" svg:width="2.411cm" svg:height="1.905cm" draw:z-index="1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3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Examen part 1. Servidor de DHCP. </text:p></table:table-cell><table:table-cell table:style-name="Taula3.A2" office:value-type="string"><text:p text:style-name="MP4">Data: 21/10/13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 M7 UF1</text:p></table:table-cell><table:table-cell table:style-name="Taula3.A2" office:value-type="string"><text:p text:style-name="MP2">Grup: IC10-2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M7UF1ExamenPartI</text:file-name></text:span><text:span text:style-name="MT2"><text:tab/>Pàgina </text:span><text:span text:style-name="MT2"><text:page-number text:select-page="current">1</text:page-number></text:span><text:span text:style-name="MT2"> de </text:span><text:span text:style-name="MT2"><text:page-count>2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403</meta:generator>
    <dc:title>TÍTOL DEL DOCUMENT (Fitxer/Propietats/Descripció)</dc:title>
    <meta:creation-date>2012-10-24T14:44:26.14</meta:creation-date>
    <dc:language>es-ES</dc:language>
    <meta:editing-cycles>20</meta:editing-cycles>
    <meta:editing-duration>PT2H52M19S</meta:editing-duration>
    <dc:date>2013-10-20T22:39:42</dc:date>
    <dc:creator>Gerard Ballabriga</dc:creator>
    <meta:document-statistic meta:table-count="6" meta:image-count="5" meta:object-count="0" meta:page-count="2" meta:paragraph-count="54" meta:word-count="572" meta:character-count="3326" meta:non-whitespace-character-count="2793"/>
    <meta:user-defined meta:name="Info 1"/>
    <meta:user-defined meta:name="Info 2"/>
    <meta:user-defined meta:name="Info 3"/>
    <meta:user-defined meta:name="Info 4"/>
  </office:meta>
</office:document-meta>
</file>